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517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78" style:family="table-cell" style:parent-style-name="Default" style:data-style-name="N81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10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2])" office:value-type="float" office:value="1782664" calcext:value-type="float">
            <text:p>1782664</text:p>
          </table:table-cell>
          <table:table-cell table:style-name="ce31" table:formula="of:=[.B192]/([.D192]/985000)/1024" office:value-type="float" office:value="20.9286768724364" calcext:value-type="float">
            <text:p>20,93</text:p>
          </table:table-cell>
          <table:table-cell table:style-name="ce35" table:formula="of:=[.D192]/985000" office:value-type="float" office:value="1.80981116751269" calcext:value-type="float">
            <text:p>1,81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3])" office:value-type="float" office:value="1782664" calcext:value-type="float">
            <text:p>1782664</text:p>
          </table:table-cell>
          <table:table-cell table:style-name="ce31" table:formula="of:=[.B193]/([.D193]/985000)/1024" office:value-type="float" office:value="20.9286768724364" calcext:value-type="float">
            <text:p>20,93</text:p>
          </table:table-cell>
          <table:table-cell table:style-name="ce35" table:formula="of:=[.D193]/985000" office:value-type="float" office:value="1.80981116751269" calcext:value-type="float">
            <text:p>1,81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4])" office:value-type="float" office:value="1782664" calcext:value-type="float">
            <text:p>1782664</text:p>
          </table:table-cell>
          <table:table-cell table:style-name="ce31" table:formula="of:=[.B194]/([.D194]/985000)/1024" office:value-type="float" office:value="20.9286768724364" calcext:value-type="float">
            <text:p>20,93</text:p>
          </table:table-cell>
          <table:table-cell table:style-name="ce35" table:formula="of:=[.D194]/985000" office:value-type="float" office:value="1.80981116751269" calcext:value-type="float">
            <text:p>1,81</text:p>
          </table:table-cell>
          <table:table-cell table:style-name="Default"/>
          <table:table-cell table:style-name="ce56"/>
          <table:table-cell table:number-columns-repeated="56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95])" office:value-type="float" office:value="753467" calcext:value-type="float">
            <text:p>753467</text:p>
          </table:table-cell>
          <table:table-cell table:style-name="ce31" table:formula="of:=[.B195]/([.D195]/985000)/1024" office:value-type="float" office:value="20.2655508842789" calcext:value-type="float">
            <text:p>20,27</text:p>
          </table:table-cell>
          <table:table-cell table:style-name="ce35" table:formula="of:=[.D195]/985000" office:value-type="float" office:value="0.764941116751269" calcext:value-type="float">
            <text:p>0,76</text:p>
          </table:table-cell>
          <table:table-cell table:style-name="ce56"/>
          <table:table-cell table:style-name="ce95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174:.B195])" office:value-type="float" office:value="323051" calcext:value-type="float">
            <text:p>323051</text:p>
          </table:table-cell>
          <table:table-cell table:style-name="ce69"/>
          <table:table-cell table:style-name="ce22" table:formula="of:=SUM([.D174:.D195])" office:value-type="float" office:value="14261678" calcext:value-type="float">
            <text:p>14261678</text:p>
          </table:table-cell>
          <table:table-cell table:style-name="ce32" table:formula="of:=[.B196]/([.D196]/985000)/1024" office:value-type="float" office:value="21.7889718029455" calcext:value-type="float">
            <text:p>21,79</text:p>
          </table:table-cell>
          <table:table-cell table:style-name="ce36" table:formula="of:=[.D196]/985000" office:value-type="float" office:value="14.4788609137056" calcext:value-type="float">
            <text:p>14,48</text:p>
          </table:table-cell>
          <table:table-cell table:style-name="ce53" table:formula="of:=([.E196]-[.E21])/[.E21]" office:value-type="percentage" office:value="0.195599738259431" calcext:value-type="percentage">
            <text:p>19,56 %</text:p>
          </table:table-cell>
          <table:table-cell table:style-name="ce17" office:value-type="string" calcext:value-type="string">
            <text:p>faster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/>
          <table:table-cell table:style-name="Default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9ae3</text:p>
          </table:table-cell>
          <table:table-cell table:style-name="ce21" table:formula="of:=HEX2DEC([.C201])" office:value-type="float" office:value="1022691" calcext:value-type="float">
            <text:p>1022691</text:p>
          </table:table-cell>
          <table:table-cell table:style-name="ce31" table:formula="of:=[.B201]/([.D201]/985000)/1024" office:value-type="float" office:value="8.06163878403887" calcext:value-type="float">
            <text:p>8,06</text:p>
          </table:table-cell>
          <table:table-cell table:style-name="ce35" table:formula="of:=[.D201]/985000" office:value-type="float" office:value="1.03826497461929" calcext:value-type="float">
            <text:p>1,0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201])" office:value-type="float" office:value="1413033" calcext:value-type="float">
            <text:p>1413033</text:p>
          </table:table-cell>
          <table:table-cell table:style-name="ce31" table:formula="of:=[.L201]/([.N201]/985000)/1024" office:value-type="float" office:value="5.57665673766996" calcext:value-type="float">
            <text:p>5,58</text:p>
          </table:table-cell>
          <table:table-cell table:style-name="ce35" table:formula="of:=[.N201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588b</text:p>
          </table:table-cell>
          <table:table-cell table:style-name="ce21" table:formula="of:=HEX2DEC([.C202])" office:value-type="float" office:value="3692683" calcext:value-type="float">
            <text:p>3692683</text:p>
          </table:table-cell>
          <table:table-cell table:style-name="ce31" table:formula="of:=[.B202]/([.D202]/985000)/1024" office:value-type="float" office:value="10.1034393767689" calcext:value-type="float">
            <text:p>10,10</text:p>
          </table:table-cell>
          <table:table-cell table:style-name="ce35" table:formula="of:=[.D202]/985000" office:value-type="float" office:value="3.74891675126904" calcext:value-type="float">
            <text:p>3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202])" office:value-type="float" office:value="1420922" calcext:value-type="float">
            <text:p>1420922</text:p>
          </table:table-cell>
          <table:table-cell table:style-name="ce31" table:formula="of:=[.L202]/([.N202]/985000)/1024" office:value-type="float" office:value="5.54569497833097" calcext:value-type="float">
            <text:p>5,55</text:p>
          </table:table-cell>
          <table:table-cell table:style-name="ce35" table:formula="of:=[.N202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dc40</text:p>
          </table:table-cell>
          <table:table-cell table:style-name="ce21" table:formula="of:=HEX2DEC([.C203])" office:value-type="float" office:value="1301568" calcext:value-type="float">
            <text:p>1301568</text:p>
          </table:table-cell>
          <table:table-cell table:style-name="ce31" table:formula="of:=[.B203]/([.D203]/985000)/1024" office:value-type="float" office:value="13.812704236832" calcext:value-type="float">
            <text:p>13,81</text:p>
          </table:table-cell>
          <table:table-cell table:style-name="ce35" table:formula="of:=[.D203]/985000" office:value-type="float" office:value="1.32138883248731" calcext:value-type="float">
            <text:p>1,3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203])" office:value-type="float" office:value="1254035" calcext:value-type="float">
            <text:p>1254035</text:p>
          </table:table-cell>
          <table:table-cell table:style-name="ce31" table:formula="of:=[.L203]/([.N203]/985000)/1024" office:value-type="float" office:value="6.28371616422189" calcext:value-type="float">
            <text:p>6,28</text:p>
          </table:table-cell>
          <table:table-cell table:style-name="ce35" table:formula="of:=[.N203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a1ad</text:p>
          </table:table-cell>
          <table:table-cell table:style-name="ce21" table:formula="of:=HEX2DEC([.C204])" office:value-type="float" office:value="500141" calcext:value-type="float">
            <text:p>500141</text:p>
          </table:table-cell>
          <table:table-cell table:style-name="ce31" table:formula="of:=[.B204]/([.D204]/985000)/1024" office:value-type="float" office:value="12.5590560024573" calcext:value-type="float">
            <text:p>12,56</text:p>
          </table:table-cell>
          <table:table-cell table:style-name="ce35" table:formula="of:=[.D204]/985000" office:value-type="float" office:value="0.507757360406091" calcext:value-type="float">
            <text:p>0,5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4])" office:value-type="float" office:value="1254356" calcext:value-type="float">
            <text:p>1254356</text:p>
          </table:table-cell>
          <table:table-cell table:style-name="ce31" table:formula="of:=[.L204]/([.N204]/985000)/1024" office:value-type="float" office:value="6.28210810965946" calcext:value-type="float">
            <text:p>6,28</text:p>
          </table:table-cell>
          <table:table-cell table:style-name="ce35" table:formula="of:=[.N204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2f61</text:p>
          </table:table-cell>
          <table:table-cell table:style-name="ce21" table:formula="of:=HEX2DEC([.C205])" office:value-type="float" office:value="1716065" calcext:value-type="float">
            <text:p>1716065</text:p>
          </table:table-cell>
          <table:table-cell table:style-name="ce31" table:formula="of:=[.B205]/([.D205]/985000)/1024" office:value-type="float" office:value="8.89792859135581" calcext:value-type="float">
            <text:p>8,90</text:p>
          </table:table-cell>
          <table:table-cell table:style-name="ce35" table:formula="of:=[.D205]/985000" office:value-type="float" office:value="1.74219796954315" calcext:value-type="float">
            <text:p>1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5])" office:value-type="float" office:value="1344334" calcext:value-type="float">
            <text:p>1344334</text:p>
          </table:table-cell>
          <table:table-cell table:style-name="ce31" table:formula="of:=[.L205]/([.N205]/985000)/1024" office:value-type="float" office:value="5.86163855113387" calcext:value-type="float">
            <text:p>5,86</text:p>
          </table:table-cell>
          <table:table-cell table:style-name="ce35" table:formula="of:=[.N205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cd088</text:p>
          </table:table-cell>
          <table:table-cell table:style-name="ce21" table:formula="of:=HEX2DEC([.C206])" office:value-type="float" office:value="839816" calcext:value-type="float">
            <text:p>839816</text:p>
          </table:table-cell>
          <table:table-cell table:style-name="ce31" table:formula="of:=[.B206]/([.D206]/985000)/1024" office:value-type="float" office:value="8.09101152812045" calcext:value-type="float">
            <text:p>8,09</text:p>
          </table:table-cell>
          <table:table-cell table:style-name="ce35" table:formula="of:=[.D206]/985000" office:value-type="float" office:value="0.852605076142132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6])" office:value-type="float" office:value="1326312" calcext:value-type="float">
            <text:p>1326312</text:p>
          </table:table-cell>
          <table:table-cell table:style-name="ce31" table:formula="of:=[.L206]/([.N206]/985000)/1024" office:value-type="float" office:value="5.94128681637503" calcext:value-type="float">
            <text:p>5,94</text:p>
          </table:table-cell>
          <table:table-cell table:style-name="ce35" table:formula="of:=[.N206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366c</text:p>
          </table:table-cell>
          <table:table-cell table:style-name="ce21" table:formula="of:=HEX2DEC([.C207])" office:value-type="float" office:value="276076" calcext:value-type="float">
            <text:p>276076</text:p>
          </table:table-cell>
          <table:table-cell table:style-name="ce31" table:formula="of:=[.B207]/([.D207]/985000)/1024" office:value-type="float" office:value="6.10089802604174" calcext:value-type="float">
            <text:p>6,10</text:p>
          </table:table-cell>
          <table:table-cell table:style-name="ce35" table:formula="of:=[.D207]/985000" office:value-type="float" office:value="0.280280203045685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7])" office:value-type="float" office:value="1168590" calcext:value-type="float">
            <text:p>1168590</text:p>
          </table:table-cell>
          <table:table-cell table:style-name="ce31" table:formula="of:=[.L207]/([.N207]/985000)/1024" office:value-type="float" office:value="6.7431691183392" calcext:value-type="float">
            <text:p>6,74</text:p>
          </table:table-cell>
          <table:table-cell table:style-name="ce35" table:formula="of:=[.N207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429a8</text:p>
          </table:table-cell>
          <table:table-cell table:style-name="ce21" table:formula="of:=HEX2DEC([.C208])" office:value-type="float" office:value="272808" calcext:value-type="float">
            <text:p>272808</text:p>
          </table:table-cell>
          <table:table-cell table:style-name="ce31" table:formula="of:=[.B208]/([.D208]/985000)/1024" office:value-type="float" office:value="4.52029936118076" calcext:value-type="float">
            <text:p>4,52</text:p>
          </table:table-cell>
          <table:table-cell table:style-name="ce35" table:formula="of:=[.D208]/985000" office:value-type="float" office:value="0.276962436548223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8])" office:value-type="float" office:value="1214349" calcext:value-type="float">
            <text:p>1214349</text:p>
          </table:table-cell>
          <table:table-cell table:style-name="ce31" table:formula="of:=[.L208]/([.N208]/985000)/1024" office:value-type="float" office:value="6.48907356945985" calcext:value-type="float">
            <text:p>6,49</text:p>
          </table:table-cell>
          <table:table-cell table:style-name="ce35" table:formula="of:=[.N208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ba295</text:p>
          </table:table-cell>
          <table:table-cell table:style-name="ce21" table:formula="of:=HEX2DEC([.C209])" office:value-type="float" office:value="762517" calcext:value-type="float">
            <text:p>762517</text:p>
          </table:table-cell>
          <table:table-cell table:style-name="ce31" table:formula="of:=[.B209]/([.D209]/985000)/1024" office:value-type="float" office:value="9.04494434632277" calcext:value-type="float">
            <text:p>9,04</text:p>
          </table:table-cell>
          <table:table-cell table:style-name="ce35" table:formula="of:=[.D209]/985000" office:value-type="float" office:value="0.774128934010152" calcext:value-type="float">
            <text:p>0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9])" office:value-type="float" office:value="1423915" calcext:value-type="float">
            <text:p>1423915</text:p>
          </table:table-cell>
          <table:table-cell table:style-name="ce31" table:formula="of:=[.L209]/([.N209]/985000)/1024" office:value-type="float" office:value="5.53403819750477" calcext:value-type="float">
            <text:p>5,53</text:p>
          </table:table-cell>
          <table:table-cell table:style-name="ce35" table:formula="of:=[.N209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fbe0b</text:p>
          </table:table-cell>
          <table:table-cell table:style-name="ce21" table:formula="of:=HEX2DEC([.C210])" office:value-type="float" office:value="1031691" calcext:value-type="float">
            <text:p>1031691</text:p>
          </table:table-cell>
          <table:table-cell table:style-name="ce31" table:formula="of:=[.B210]/([.D210]/985000)/1024" office:value-type="float" office:value="6.52842979693048" calcext:value-type="float">
            <text:p>6,53</text:p>
          </table:table-cell>
          <table:table-cell table:style-name="ce35" table:formula="of:=[.D210]/985000" office:value-type="float" office:value="1.04740203045685" calcext:value-type="float">
            <text:p>1,0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10])" office:value-type="float" office:value="1372327" calcext:value-type="float">
            <text:p>1372327</text:p>
          </table:table-cell>
          <table:table-cell table:style-name="ce31" table:formula="of:=[.L210]/([.N210]/985000)/1024" office:value-type="float" office:value="5.74207167825161" calcext:value-type="float">
            <text:p>5,74</text:p>
          </table:table-cell>
          <table:table-cell table:style-name="ce35" table:formula="of:=[.N210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b6f1</text:p>
          </table:table-cell>
          <table:table-cell table:style-name="ce21" table:formula="of:=HEX2DEC([.C211])" office:value-type="float" office:value="1816305" calcext:value-type="float">
            <text:p>1816305</text:p>
          </table:table-cell>
          <table:table-cell table:style-name="ce31" table:formula="of:=[.B211]/([.D211]/985000)/1024" office:value-type="float" office:value="7.86455128853634" calcext:value-type="float">
            <text:p>7,86</text:p>
          </table:table-cell>
          <table:table-cell table:style-name="ce35" table:formula="of:=[.D211]/985000" office:value-type="float" office:value="1.84396446700508" calcext:value-type="float">
            <text:p>1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11])" office:value-type="float" office:value="1251269" calcext:value-type="float">
            <text:p>1251269</text:p>
          </table:table-cell>
          <table:table-cell table:style-name="ce31" table:formula="of:=[.L211]/([.N211]/985000)/1024" office:value-type="float" office:value="6.29760666970891" calcext:value-type="float">
            <text:p>6,30</text:p>
          </table:table-cell>
          <table:table-cell table:style-name="ce35" table:formula="of:=[.N211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ec56</text:p>
          </table:table-cell>
          <table:table-cell table:style-name="ce21" table:formula="of:=HEX2DEC([.C212])" office:value-type="float" office:value="650326" calcext:value-type="float">
            <text:p>650326</text:p>
          </table:table-cell>
          <table:table-cell table:style-name="ce31" table:formula="of:=[.B212]/([.D212]/985000)/1024" office:value-type="float" office:value="6.8187706290768" calcext:value-type="float">
            <text:p>6,82</text:p>
          </table:table-cell>
          <table:table-cell table:style-name="ce35" table:formula="of:=[.D212]/985000" office:value-type="float" office:value="0.660229441624365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12])" office:value-type="float" office:value="1255388" calcext:value-type="float">
            <text:p>1255388</text:p>
          </table:table-cell>
          <table:table-cell table:style-name="ce31" table:formula="of:=[.L212]/([.N212]/985000)/1024" office:value-type="float" office:value="6.27694386118077" calcext:value-type="float">
            <text:p>6,28</text:p>
          </table:table-cell>
          <table:table-cell table:style-name="ce35" table:formula="of:=[.N212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ddf4</text:p>
          </table:table-cell>
          <table:table-cell table:style-name="ce21" table:formula="of:=HEX2DEC([.C213])" office:value-type="float" office:value="1039860" calcext:value-type="float">
            <text:p>1039860</text:p>
          </table:table-cell>
          <table:table-cell table:style-name="ce31" table:formula="of:=[.B213]/([.D213]/985000)/1024" office:value-type="float" office:value="15.0698574733017" calcext:value-type="float">
            <text:p>15,07</text:p>
          </table:table-cell>
          <table:table-cell table:style-name="ce35" table:formula="of:=[.D213]/985000" office:value-type="float" office:value="1.05569543147208" calcext:value-type="float">
            <text:p>1,0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13])" office:value-type="float" office:value="1397042" calcext:value-type="float">
            <text:p>1397042</text:p>
          </table:table-cell>
          <table:table-cell table:style-name="ce31" table:formula="of:=[.L213]/([.N213]/985000)/1024" office:value-type="float" office:value="5.64048897599356" calcext:value-type="float">
            <text:p>5,64</text:p>
          </table:table-cell>
          <table:table-cell table:style-name="ce35" table:formula="of:=[.N213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c9b7</text:p>
          </table:table-cell>
          <table:table-cell table:style-name="ce21" table:formula="of:=HEX2DEC([.C214])" office:value-type="float" office:value="248247" calcext:value-type="float">
            <text:p>248247</text:p>
          </table:table-cell>
          <table:table-cell table:style-name="ce31" table:formula="of:=[.B214]/([.D214]/985000)/1024" office:value-type="float" office:value="5.92460976995694" calcext:value-type="float">
            <text:p>5,92</text:p>
          </table:table-cell>
          <table:table-cell table:style-name="ce35" table:formula="of:=[.D214]/985000" office:value-type="float" office:value="0.252027411167513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4])" office:value-type="float" office:value="1265819" calcext:value-type="float">
            <text:p>1265819</text:p>
          </table:table-cell>
          <table:table-cell table:style-name="ce31" table:formula="of:=[.L214]/([.N214]/985000)/1024" office:value-type="float" office:value="6.22521861340365" calcext:value-type="float">
            <text:p>6,23</text:p>
          </table:table-cell>
          <table:table-cell table:style-name="ce35" table:formula="of:=[.N214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ac1c</text:p>
          </table:table-cell>
          <table:table-cell table:style-name="ce21" table:formula="of:=HEX2DEC([.C215])" office:value-type="float" office:value="633884" calcext:value-type="float">
            <text:p>633884</text:p>
          </table:table-cell>
          <table:table-cell table:style-name="ce31" table:formula="of:=[.B215]/([.D215]/985000)/1024" office:value-type="float" office:value="10.1034634540783" calcext:value-type="float">
            <text:p>10,10</text:p>
          </table:table-cell>
          <table:table-cell table:style-name="ce35" table:formula="of:=[.D215]/985000" office:value-type="float" office:value="0.643537055837563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5])" office:value-type="float" office:value="1273011" calcext:value-type="float">
            <text:p>1273011</text:p>
          </table:table-cell>
          <table:table-cell table:style-name="ce31" table:formula="of:=[.L215]/([.N215]/985000)/1024" office:value-type="float" office:value="6.1900486327298" calcext:value-type="float">
            <text:p>6,19</text:p>
          </table:table-cell>
          <table:table-cell table:style-name="ce35" table:formula="of:=[.N215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f89</text:p>
          </table:table-cell>
          <table:table-cell table:style-name="ce21" table:formula="of:=HEX2DEC([.C216])" office:value-type="float" office:value="937865" calcext:value-type="float">
            <text:p>937865</text:p>
          </table:table-cell>
          <table:table-cell table:style-name="ce31" table:formula="of:=[.B216]/([.D216]/985000)/1024" office:value-type="float" office:value="8.14154897359961" calcext:value-type="float">
            <text:p>8,14</text:p>
          </table:table-cell>
          <table:table-cell table:style-name="ce35" table:formula="of:=[.D216]/985000" office:value-type="float" office:value="0.952147208121827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6])" office:value-type="float" office:value="1200072" calcext:value-type="float">
            <text:p>1200072</text:p>
          </table:table-cell>
          <table:table-cell table:style-name="ce31" table:formula="of:=[.L216]/([.N216]/985000)/1024" office:value-type="float" office:value="6.56627269030525" calcext:value-type="float">
            <text:p>6,57</text:p>
          </table:table-cell>
          <table:table-cell table:style-name="ce35" table:formula="of:=[.N216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ee25</text:p>
          </table:table-cell>
          <table:table-cell table:style-name="ce21" table:formula="of:=HEX2DEC([.C217])" office:value-type="float" office:value="1830437" calcext:value-type="float">
            <text:p>1830437</text:p>
          </table:table-cell>
          <table:table-cell table:style-name="ce31" table:formula="of:=[.B217]/([.D217]/985000)/1024" office:value-type="float" office:value="8.39818504150239" calcext:value-type="float">
            <text:p>8,40</text:p>
          </table:table-cell>
          <table:table-cell table:style-name="ce35" table:formula="of:=[.D217]/985000" office:value-type="float" office:value="1.8583116751269" calcext:value-type="float">
            <text:p>1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7])" office:value-type="float" office:value="1222739" calcext:value-type="float">
            <text:p>1222739</text:p>
          </table:table-cell>
          <table:table-cell table:style-name="ce31" table:formula="of:=[.L217]/([.N217]/985000)/1024" office:value-type="float" office:value="6.44454785526592" calcext:value-type="float">
            <text:p>6,44</text:p>
          </table:table-cell>
          <table:table-cell table:style-name="ce35" table:formula="of:=[.N217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0ef64</text:p>
          </table:table-cell>
          <table:table-cell table:style-name="ce21" table:formula="of:=HEX2DEC([.C218])" office:value-type="float" office:value="1109860" calcext:value-type="float">
            <text:p>1109860</text:p>
          </table:table-cell>
          <table:table-cell table:style-name="ce31" table:formula="of:=[.B218]/([.D218]/985000)/1024" office:value-type="float" office:value="8.87672663950859" calcext:value-type="float">
            <text:p>8,88</text:p>
          </table:table-cell>
          <table:table-cell table:style-name="ce35" table:formula="of:=[.D218]/985000" office:value-type="float" office:value="1.1267614213198" calcext:value-type="float">
            <text:p>1,13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8])" office:value-type="float" office:value="1226047" calcext:value-type="float">
            <text:p>1226047</text:p>
          </table:table-cell>
          <table:table-cell table:style-name="ce31" table:formula="of:=[.L218]/([.N218]/985000)/1024" office:value-type="float" office:value="6.42715980708733" calcext:value-type="float">
            <text:p>6,43</text:p>
          </table:table-cell>
          <table:table-cell table:style-name="ce35" table:formula="of:=[.N218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70594</text:p>
          </table:table-cell>
          <table:table-cell table:style-name="ce21" table:formula="of:=HEX2DEC([.C219])" office:value-type="float" office:value="3605908" calcext:value-type="float">
            <text:p>3605908</text:p>
          </table:table-cell>
          <table:table-cell table:style-name="ce31" table:formula="of:=[.B219]/([.D219]/985000)/1024" office:value-type="float" office:value="10.3465753502655" calcext:value-type="float">
            <text:p>10,35</text:p>
          </table:table-cell>
          <table:table-cell table:style-name="ce35" table:formula="of:=[.D219]/985000" office:value-type="float" office:value="3.66082030456853" calcext:value-type="float">
            <text:p>3,66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201:.L218])" office:value-type="float" office:value="147456" calcext:value-type="float">
            <text:p>147456</text:p>
          </table:table-cell>
          <table:table-cell table:style-name="ce28"/>
          <table:table-cell table:style-name="ce22" table:formula="of:=SUM([.N201:.N218])" office:value-type="float" office:value="23283560" calcext:value-type="float">
            <text:p>23283560</text:p>
          </table:table-cell>
          <table:table-cell table:style-name="ce32" table:formula="of:=[.L219]/([.N219]/985000)/1024" office:value-type="float" office:value="6.09185193329542" calcext:value-type="float">
            <text:p>6,09</text:p>
          </table:table-cell>
          <table:table-cell table:style-name="ce36" table:formula="of:=[.N219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07cb</text:p>
          </table:table-cell>
          <table:table-cell table:style-name="ce21" table:formula="of:=HEX2DEC([.C220])" office:value-type="float" office:value="3672011" calcext:value-type="float">
            <text:p>3672011</text:p>
          </table:table-cell>
          <table:table-cell table:style-name="ce31" table:formula="of:=[.B220]/([.D220]/985000)/1024" office:value-type="float" office:value="10.160317828058" calcext:value-type="float">
            <text:p>10,16</text:p>
          </table:table-cell>
          <table:table-cell table:style-name="ce35" table:formula="of:=[.D220]/985000" office:value-type="float" office:value="3.72792994923858" calcext:value-type="float">
            <text:p>3,73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712ed</text:p>
          </table:table-cell>
          <table:table-cell table:style-name="ce21" table:formula="of:=HEX2DEC([.C221])" office:value-type="float" office:value="3609325" calcext:value-type="float">
            <text:p>3609325</text:p>
          </table:table-cell>
          <table:table-cell table:style-name="ce31" table:formula="of:=[.B221]/([.D221]/985000)/1024" office:value-type="float" office:value="10.3367800982524" calcext:value-type="float">
            <text:p>10,34</text:p>
          </table:table-cell>
          <table:table-cell table:style-name="ce35" table:formula="of:=[.D221]/985000" office:value-type="float" office:value="3.66428934010152" calcext:value-type="float">
            <text:p>3,6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f6069</text:p>
          </table:table-cell>
          <table:table-cell table:style-name="ce21" table:formula="of:=HEX2DEC([.C222])" office:value-type="float" office:value="2056297" calcext:value-type="float">
            <text:p>2056297</text:p>
          </table:table-cell>
          <table:table-cell table:style-name="ce31" table:formula="of:=[.B222]/([.D222]/985000)/1024" office:value-type="float" office:value="7.42568988240755" calcext:value-type="float">
            <text:p>7,43</text:p>
          </table:table-cell>
          <table:table-cell table:style-name="ce35" table:formula="of:=[.D222]/985000" office:value-type="float" office:value="2.08761116751269" calcext:value-type="float">
            <text:p>2,09</text:p>
          </table:table-cell>
          <table:table-cell table:style-name="ce108" office:value-type="string" calcext:value-type="string">
            <text:p>bitnax, new bitfire</text:p>
          </table:table-cell>
          <table:table-cell table:style-name="ce108" office:value-type="string" calcext:value-type="string">
            <text:p>bitnax, old bitfire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01:.B222])" office:value-type="float" office:value="323051" calcext:value-type="float">
            <text:p>323051</text:p>
          </table:table-cell>
          <table:table-cell table:style-name="ce78"/>
          <table:table-cell table:style-name="ce22" table:formula="of:=SUM([.D201:.D222])" office:value-type="float" office:value="32626381" calcext:value-type="float">
            <text:p>32626381</text:p>
          </table:table-cell>
          <table:table-cell table:style-name="ce32" table:formula="of:=[.B223]/([.D223]/985000)/1024" office:value-type="float" office:value="9.52441828607002" calcext:value-type="float">
            <text:p>9,52</text:p>
          </table:table-cell>
          <table:table-cell table:style-name="ce36" table:formula="of:=[.D223]/985000" office:value-type="float" office:value="33.1232294416244" calcext:value-type="float">
            <text:p>33,12</text:p>
          </table:table-cell>
          <table:table-cell table:style-name="ce53" table:formula="of:=([.E223]-[.E44])/[.E44]" office:value-type="percentage" office:value="0.067667216309492" calcext:value-type="percentage">
            <text:p>6,77 %</text:p>
          </table:table-cell>
          <table:table-cell table:style-name="ce53" table:formula="of:=([.E223]-[.O44])/[.O44]" office:value-type="percentage" office:value="0.181794616814316" calcext:value-type="percentage">
            <text:p>18,18 %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style-name="ce24"/>
          <table:covered-table-cell table:style-name="ce24" office:value-type="string" calcext:value-type="string">
            <text:p>001cff7a</text:p>
          </table:covered-table-cell>
          <table:covered-table-cell table:number-columns-repeated="2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a2aef</text:p>
          </table:table-cell>
          <table:table-cell table:style-name="ce21" table:formula="of:=HEX2DEC([.C228])" office:value-type="float" office:value="666351" calcext:value-type="float">
            <text:p>666351</text:p>
          </table:table-cell>
          <table:table-cell table:style-name="ce31" table:formula="of:=[.B228]/([.D228]/985000)/1024" office:value-type="float" office:value="4.16609862426109" calcext:value-type="float">
            <text:p>4,17</text:p>
          </table:table-cell>
          <table:table-cell table:style-name="ce35" table:formula="of:=[.D228]/985000" office:value-type="float" office:value="0.67649847715736" calcext:value-type="float">
            <text:p>0,6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8])" office:value-type="float" office:value="2050115" calcext:value-type="float">
            <text:p>2050115</text:p>
          </table:table-cell>
          <table:table-cell table:style-name="ce31" table:formula="of:=[.L228]/([.N228]/985000)/1024" office:value-type="float" office:value="8.07868647764882" calcext:value-type="float">
            <text:p>8,08</text:p>
          </table:table-cell>
          <table:table-cell table:style-name="ce35" table:formula="of:=[.N228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2e12e</text:p>
          </table:table-cell>
          <table:table-cell table:style-name="ce21" table:formula="of:=HEX2DEC([.C229])" office:value-type="float" office:value="3334446" calcext:value-type="float">
            <text:p>3334446</text:p>
          </table:table-cell>
          <table:table-cell table:style-name="ce31" table:formula="of:=[.B229]/([.D229]/985000)/1024" office:value-type="float" office:value="6.28651093764901" calcext:value-type="float">
            <text:p>6,29</text:p>
          </table:table-cell>
          <table:table-cell table:style-name="ce35" table:formula="of:=[.D229]/985000" office:value-type="float" office:value="3.38522436548223" calcext:value-type="float">
            <text:p>3,3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9])" office:value-type="float" office:value="2014797" calcext:value-type="float">
            <text:p>2014797</text:p>
          </table:table-cell>
          <table:table-cell table:style-name="ce31" table:formula="of:=[.L229]/([.N229]/985000)/1024" office:value-type="float" office:value="8.22030027249643" calcext:value-type="float">
            <text:p>8,22</text:p>
          </table:table-cell>
          <table:table-cell table:style-name="ce35" table:formula="of:=[.N229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0d5c4e</text:p>
          </table:table-cell>
          <table:table-cell table:style-name="ce21" table:formula="of:=HEX2DEC([.C230])" office:value-type="float" office:value="875598" calcext:value-type="float">
            <text:p>875598</text:p>
          </table:table-cell>
          <table:table-cell table:style-name="ce31" table:formula="of:=[.B230]/([.D230]/985000)/1024" office:value-type="float" office:value="5.26549181423724" calcext:value-type="float">
            <text:p>5,27</text:p>
          </table:table-cell>
          <table:table-cell table:style-name="ce35" table:formula="of:=[.D230]/985000" office:value-type="float" office:value="0.888931979695431" calcext:value-type="float">
            <text:p>0,8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30])" office:value-type="float" office:value="2032386" calcext:value-type="float">
            <text:p>2032386</text:p>
          </table:table-cell>
          <table:table-cell table:style-name="ce31" table:formula="of:=[.L230]/([.N230]/985000)/1024" office:value-type="float" office:value="8.14915883504659" calcext:value-type="float">
            <text:p>8,15</text:p>
          </table:table-cell>
          <table:table-cell table:style-name="ce35" table:formula="of:=[.N230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29f9</text:p>
          </table:table-cell>
          <table:table-cell table:style-name="ce21" table:formula="of:=HEX2DEC([.C231])" office:value-type="float" office:value="403961" calcext:value-type="float">
            <text:p>403961</text:p>
          </table:table-cell>
          <table:table-cell table:style-name="ce31" table:formula="of:=[.B231]/([.D231]/985000)/1024" office:value-type="float" office:value="6.14589080458881" calcext:value-type="float">
            <text:p>6,15</text:p>
          </table:table-cell>
          <table:table-cell table:style-name="ce35" table:formula="of:=[.D231]/985000" office:value-type="float" office:value="0.41011269035533" calcext:value-type="float">
            <text:p>0,4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31])" office:value-type="float" office:value="2058025" calcext:value-type="float">
            <text:p>2058025</text:p>
          </table:table-cell>
          <table:table-cell table:style-name="ce31" table:formula="of:=[.L231]/([.N231]/985000)/1024" office:value-type="float" office:value="8.04763612109911" calcext:value-type="float">
            <text:p>8,05</text:p>
          </table:table-cell>
          <table:table-cell table:style-name="ce35" table:formula="of:=[.N231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95076</text:p>
          </table:table-cell>
          <table:table-cell table:style-name="ce21" table:formula="of:=HEX2DEC([.C232])" office:value-type="float" office:value="1658998" calcext:value-type="float">
            <text:p>1658998</text:p>
          </table:table-cell>
          <table:table-cell table:style-name="ce31" table:formula="of:=[.B232]/([.D232]/985000)/1024" office:value-type="float" office:value="5.80570049379957" calcext:value-type="float">
            <text:p>5,81</text:p>
          </table:table-cell>
          <table:table-cell table:style-name="ce35" table:formula="of:=[.D232]/985000" office:value-type="float" office:value="1.68426192893401" calcext:value-type="float">
            <text:p>1,6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32])" office:value-type="float" office:value="2107330" calcext:value-type="float">
            <text:p>2107330</text:p>
          </table:table-cell>
          <table:table-cell table:style-name="ce31" table:formula="of:=[.L232]/([.N232]/985000)/1024" office:value-type="float" office:value="7.85934634258754" calcext:value-type="float">
            <text:p>7,86</text:p>
          </table:table-cell>
          <table:table-cell table:style-name="ce35" table:formula="of:=[.N232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b421d</text:p>
          </table:table-cell>
          <table:table-cell table:style-name="ce21" table:formula="of:=HEX2DEC([.C233])" office:value-type="float" office:value="737821" calcext:value-type="float">
            <text:p>737821</text:p>
          </table:table-cell>
          <table:table-cell table:style-name="ce31" table:formula="of:=[.B233]/([.D233]/985000)/1024" office:value-type="float" office:value="5.81851487140851" calcext:value-type="float">
            <text:p>5,82</text:p>
          </table:table-cell>
          <table:table-cell table:style-name="ce35" table:formula="of:=[.D233]/985000" office:value-type="float" office:value="0.749056852791878" calcext:value-type="float">
            <text:p>0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33])" office:value-type="float" office:value="2083005" calcext:value-type="float">
            <text:p>2083005</text:p>
          </table:table-cell>
          <table:table-cell table:style-name="ce31" table:formula="of:=[.L233]/([.N233]/985000)/1024" office:value-type="float" office:value="7.95112653504192" calcext:value-type="float">
            <text:p>7,95</text:p>
          </table:table-cell>
          <table:table-cell table:style-name="ce35" table:formula="of:=[.N233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7fbd</text:p>
          </table:table-cell>
          <table:table-cell table:style-name="ce21" table:formula="of:=HEX2DEC([.C234])" office:value-type="float" office:value="229309" calcext:value-type="float">
            <text:p>229309</text:p>
          </table:table-cell>
          <table:table-cell table:style-name="ce31" table:formula="of:=[.B234]/([.D234]/985000)/1024" office:value-type="float" office:value="4.89957055763184" calcext:value-type="float">
            <text:p>4,90</text:p>
          </table:table-cell>
          <table:table-cell table:style-name="ce35" table:formula="of:=[.D234]/985000" office:value-type="float" office:value="0.232801015228426" calcext:value-type="float">
            <text:p>0,2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34])" office:value-type="float" office:value="2070141" calcext:value-type="float">
            <text:p>2070141</text:p>
          </table:table-cell>
          <table:table-cell table:style-name="ce31" table:formula="of:=[.L234]/([.N234]/985000)/1024" office:value-type="float" office:value="8.00053538774653" calcext:value-type="float">
            <text:p>8,00</text:p>
          </table:table-cell>
          <table:table-cell table:style-name="ce35" table:formula="of:=[.N234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5350</text:p>
          </table:table-cell>
          <table:table-cell table:style-name="ce21" table:formula="of:=HEX2DEC([.C235])" office:value-type="float" office:value="152400" calcext:value-type="float">
            <text:p>152400</text:p>
          </table:table-cell>
          <table:table-cell table:style-name="ce31" table:formula="of:=[.B235]/([.D235]/985000)/1024" office:value-type="float" office:value="3.04858590674213" calcext:value-type="float">
            <text:p>3,05</text:p>
          </table:table-cell>
          <table:table-cell table:style-name="ce35" table:formula="of:=[.D235]/985000" office:value-type="float" office:value="0.154720812182741" calcext:value-type="float">
            <text:p>0,1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35])" office:value-type="float" office:value="2070589" calcext:value-type="float">
            <text:p>2070589</text:p>
          </table:table-cell>
          <table:table-cell table:style-name="ce31" table:formula="of:=[.L235]/([.N235]/985000)/1024" office:value-type="float" office:value="7.99880436345648" calcext:value-type="float">
            <text:p>8,00</text:p>
          </table:table-cell>
          <table:table-cell table:style-name="ce35" table:formula="of:=[.N235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9b5fa</text:p>
          </table:table-cell>
          <table:table-cell table:style-name="ce21" table:formula="of:=HEX2DEC([.C236])" office:value-type="float" office:value="636410" calcext:value-type="float">
            <text:p>636410</text:p>
          </table:table-cell>
          <table:table-cell table:style-name="ce31" table:formula="of:=[.B236]/([.D236]/985000)/1024" office:value-type="float" office:value="5.4548920531772" calcext:value-type="float">
            <text:p>5,45</text:p>
          </table:table-cell>
          <table:table-cell table:style-name="ce35" table:formula="of:=[.D236]/985000" office:value-type="float" office:value="0.64610152284264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36])" office:value-type="float" office:value="2106509" calcext:value-type="float">
            <text:p>2106509</text:p>
          </table:table-cell>
          <table:table-cell table:style-name="ce31" table:formula="of:=[.L236]/([.N236]/985000)/1024" office:value-type="float" office:value="7.86240947849024" calcext:value-type="float">
            <text:p>7,86</text:p>
          </table:table-cell>
          <table:table-cell table:style-name="ce35" table:formula="of:=[.N236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cb029</text:p>
          </table:table-cell>
          <table:table-cell table:style-name="ce21" table:formula="of:=HEX2DEC([.C237])" office:value-type="float" office:value="831529" calcext:value-type="float">
            <text:p>831529</text:p>
          </table:table-cell>
          <table:table-cell table:style-name="ce31" table:formula="of:=[.B237]/([.D237]/985000)/1024" office:value-type="float" office:value="4.30214508265797" calcext:value-type="float">
            <text:p>4,30</text:p>
          </table:table-cell>
          <table:table-cell table:style-name="ce35" table:formula="of:=[.D237]/985000" office:value-type="float" office:value="0.84419187817258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37])" office:value-type="float" office:value="1827905" calcext:value-type="float">
            <text:p>1827905</text:p>
          </table:table-cell>
          <table:table-cell table:style-name="ce31" table:formula="of:=[.L237]/([.N237]/985000)/1024" office:value-type="float" office:value="9.06077521978713" calcext:value-type="float">
            <text:p>9,06</text:p>
          </table:table-cell>
          <table:table-cell table:style-name="ce35" table:formula="of:=[.N237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85e01</text:p>
          </table:table-cell>
          <table:table-cell table:style-name="ce21" table:formula="of:=HEX2DEC([.C238])" office:value-type="float" office:value="1596929" calcext:value-type="float">
            <text:p>1596929</text:p>
          </table:table-cell>
          <table:table-cell table:style-name="ce31" table:formula="of:=[.B238]/([.D238]/985000)/1024" office:value-type="float" office:value="6.06087014317794" calcext:value-type="float">
            <text:p>6,06</text:p>
          </table:table-cell>
          <table:table-cell table:style-name="ce35" table:formula="of:=[.D238]/985000" office:value-type="float" office:value="1.62124771573604" calcext:value-type="float">
            <text:p>1,6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8])" office:value-type="float" office:value="1834584" calcext:value-type="float">
            <text:p>1834584</text:p>
          </table:table-cell>
          <table:table-cell table:style-name="ce31" table:formula="of:=[.L238]/([.N238]/985000)/1024" office:value-type="float" office:value="9.02778849489857" calcext:value-type="float">
            <text:p>9,03</text:p>
          </table:table-cell>
          <table:table-cell table:style-name="ce35" table:formula="of:=[.N238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66f44</text:p>
          </table:table-cell>
          <table:table-cell table:style-name="ce21" table:formula="of:=HEX2DEC([.C239])" office:value-type="float" office:value="421700" calcext:value-type="float">
            <text:p>421700</text:p>
          </table:table-cell>
          <table:table-cell table:style-name="ce31" table:formula="of:=[.B239]/([.D239]/985000)/1024" office:value-type="float" office:value="5.65241414957316" calcext:value-type="float">
            <text:p>5,65</text:p>
          </table:table-cell>
          <table:table-cell table:style-name="ce35" table:formula="of:=[.D239]/985000" office:value-type="float" office:value="0.428121827411167" calcext:value-type="float">
            <text:p>0,4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9])" office:value-type="float" office:value="1877766" calcext:value-type="float">
            <text:p>1877766</text:p>
          </table:table-cell>
          <table:table-cell table:style-name="ce31" table:formula="of:=[.L239]/([.N239]/985000)/1024" office:value-type="float" office:value="8.82018117706093" calcext:value-type="float">
            <text:p>8,82</text:p>
          </table:table-cell>
          <table:table-cell table:style-name="ce35" table:formula="of:=[.N239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dba31</text:p>
          </table:table-cell>
          <table:table-cell table:style-name="ce21" table:formula="of:=HEX2DEC([.C240])" office:value-type="float" office:value="899633" calcext:value-type="float">
            <text:p>899633</text:p>
          </table:table-cell>
          <table:table-cell table:style-name="ce31" table:formula="of:=[.B240]/([.D240]/985000)/1024" office:value-type="float" office:value="4.24377153134945" calcext:value-type="float">
            <text:p>4,24</text:p>
          </table:table-cell>
          <table:table-cell table:style-name="ce35" table:formula="of:=[.D240]/985000" office:value-type="float" office:value="0.913332994923858" calcext:value-type="float">
            <text:p>0,9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40])" office:value-type="float" office:value="1903992" calcext:value-type="float">
            <text:p>1903992</text:p>
          </table:table-cell>
          <table:table-cell table:style-name="ce31" table:formula="of:=[.L240]/([.N240]/985000)/1024" office:value-type="float" office:value="8.69869008279709" calcext:value-type="float">
            <text:p>8,70</text:p>
          </table:table-cell>
          <table:table-cell table:style-name="ce35" table:formula="of:=[.N240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1e2c</text:p>
          </table:table-cell>
          <table:table-cell table:style-name="ce21" table:formula="of:=HEX2DEC([.C241])" office:value-type="float" office:value="204332" calcext:value-type="float">
            <text:p>204332</text:p>
          </table:table-cell>
          <table:table-cell table:style-name="ce31" table:formula="of:=[.B241]/([.D241]/985000)/1024" office:value-type="float" office:value="4.08619994053795" calcext:value-type="float">
            <text:p>4,09</text:p>
          </table:table-cell>
          <table:table-cell table:style-name="ce35" table:formula="of:=[.D241]/985000" office:value-type="float" office:value="0.207443654822335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41])" office:value-type="float" office:value="2100387" calcext:value-type="float">
            <text:p>2100387</text:p>
          </table:table-cell>
          <table:table-cell table:style-name="ce31" table:formula="of:=[.L241]/([.N241]/985000)/1024" office:value-type="float" office:value="7.88532605092538" calcext:value-type="float">
            <text:p>7,89</text:p>
          </table:table-cell>
          <table:table-cell table:style-name="ce35" table:formula="of:=[.N241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5c2fc</text:p>
          </table:table-cell>
          <table:table-cell table:style-name="ce21" table:formula="of:=HEX2DEC([.C242])" office:value-type="float" office:value="377596" calcext:value-type="float">
            <text:p>377596</text:p>
          </table:table-cell>
          <table:table-cell table:style-name="ce31" table:formula="of:=[.B242]/([.D242]/985000)/1024" office:value-type="float" office:value="4.36636167524285" calcext:value-type="float">
            <text:p>4,37</text:p>
          </table:table-cell>
          <table:table-cell table:style-name="ce35" table:formula="of:=[.D242]/985000" office:value-type="float" office:value="0.38334619289340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42])" office:value-type="float" office:value="1892112" calcext:value-type="float">
            <text:p>1892112</text:p>
          </table:table-cell>
          <table:table-cell table:style-name="ce31" table:formula="of:=[.L242]/([.N242]/985000)/1024" office:value-type="float" office:value="8.75330653160331" calcext:value-type="float">
            <text:p>8,75</text:p>
          </table:table-cell>
          <table:table-cell table:style-name="ce35" table:formula="of:=[.N242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97fcb</text:p>
          </table:table-cell>
          <table:table-cell table:style-name="ce21" table:formula="of:=HEX2DEC([.C243])" office:value-type="float" office:value="622539" calcext:value-type="float">
            <text:p>622539</text:p>
          </table:table-cell>
          <table:table-cell table:style-name="ce31" table:formula="of:=[.B243]/([.D243]/985000)/1024" office:value-type="float" office:value="5.40183275666263" calcext:value-type="float">
            <text:p>5,40</text:p>
          </table:table-cell>
          <table:table-cell table:style-name="ce35" table:formula="of:=[.D243]/985000" office:value-type="float" office:value="0.632019289340102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b015a</text:p>
          </table:table-cell>
          <table:table-cell table:style-name="ce21" table:formula="of:=HEX2DEC([.C244])" office:value-type="float" office:value="1769818" calcext:value-type="float">
            <text:p>1769818</text:p>
          </table:table-cell>
          <table:table-cell table:style-name="ce31" table:formula="of:=[.B244]/([.D244]/985000)/1024" office:value-type="float" office:value="5.74707642078169" calcext:value-type="float">
            <text:p>5,75</text:p>
          </table:table-cell>
          <table:table-cell table:style-name="ce35" table:formula="of:=[.D244]/985000" office:value-type="float" office:value="1.79676954314721" calcext:value-type="float">
            <text:p>1,80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b161</text:p>
          </table:table-cell>
          <table:table-cell table:style-name="ce21" table:formula="of:=HEX2DEC([.C245])" office:value-type="float" office:value="962913" calcext:value-type="float">
            <text:p>962913</text:p>
          </table:table-cell>
          <table:table-cell table:style-name="ce31" table:formula="of:=[.B245]/([.D245]/985000)/1024" office:value-type="float" office:value="4.64917188455759" calcext:value-type="float">
            <text:p>4,65</text:p>
          </table:table-cell>
          <table:table-cell table:style-name="ce35" table:formula="of:=[.D245]/985000" office:value-type="float" office:value="0.977576649746193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af815</text:p>
          </table:table-cell>
          <table:table-cell table:style-name="ce21" table:formula="of:=HEX2DEC([.C246])" office:value-type="float" office:value="2816021" calcext:value-type="float">
            <text:p>2816021</text:p>
          </table:table-cell>
          <table:table-cell table:style-name="ce31" table:formula="of:=[.B246]/([.D246]/985000)/1024" office:value-type="float" office:value="7.44384763110786" calcext:value-type="float">
            <text:p>7,44</text:p>
          </table:table-cell>
          <table:table-cell table:style-name="ce35" table:formula="of:=[.D246]/985000" office:value-type="float" office:value="2.85890456852792" calcext:value-type="float">
            <text:p>2,86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8:.L245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8:.N245])" office:value-type="float" office:value="30029643" calcext:value-type="float">
            <text:p>30029643</text:p>
          </table:table-cell>
          <table:table-cell table:style-name="ce32" table:formula="of:=[.L246]/([.N246]/985000)/1024" office:value-type="float" office:value="8.27294366842373" calcext:value-type="float">
            <text:p>8,27</text:p>
          </table:table-cell>
          <table:table-cell table:style-name="ce36" table:formula="of:=[.N246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cdbbc</text:p>
          </table:table-cell>
          <table:table-cell table:style-name="ce21" table:formula="of:=HEX2DEC([.C247])" office:value-type="float" office:value="2939836" calcext:value-type="float">
            <text:p>2939836</text:p>
          </table:table-cell>
          <table:table-cell table:style-name="ce31" table:formula="of:=[.B247]/([.D247]/985000)/1024" office:value-type="float" office:value="7.13034034891742" calcext:value-type="float">
            <text:p>7,13</text:p>
          </table:table-cell>
          <table:table-cell table:style-name="ce35" table:formula="of:=[.D247]/985000" office:value-type="float" office:value="2.98460507614213" calcext:value-type="float">
            <text:p>2,98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f4a85</text:p>
          </table:table-cell>
          <table:table-cell table:style-name="ce21" table:formula="of:=HEX2DEC([.C248])" office:value-type="float" office:value="3099269" calcext:value-type="float">
            <text:p>3099269</text:p>
          </table:table-cell>
          <table:table-cell table:style-name="ce31" table:formula="of:=[.B248]/([.D248]/985000)/1024" office:value-type="float" office:value="6.76354045099022" calcext:value-type="float">
            <text:p>6,76</text:p>
          </table:table-cell>
          <table:table-cell table:style-name="ce35" table:formula="of:=[.D248]/985000" office:value-type="float" office:value="3.14646598984772" calcext:value-type="float">
            <text:p>3,1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77a64</text:p>
          </table:table-cell>
          <table:table-cell table:style-name="ce21" table:formula="of:=HEX2DEC([.C249])" office:value-type="float" office:value="1538660" calcext:value-type="float">
            <text:p>1538660</text:p>
          </table:table-cell>
          <table:table-cell table:style-name="ce31" table:formula="of:=[.B249]/([.D249]/985000)/1024" office:value-type="float" office:value="6.259762070771" calcext:value-type="float">
            <text:p>6,26</text:p>
          </table:table-cell>
          <table:table-cell table:style-name="ce35" table:formula="of:=[.D249]/985000" office:value-type="float" office:value="1.56209137055838" calcext:value-type="float">
            <text:p>1,56</text:p>
          </table:table-cell>
          <table:table-cell table:number-columns-repeated="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28:.B249])" office:value-type="float" office:value="168711" calcext:value-type="float">
            <text:p>168711</text:p>
          </table:table-cell>
          <table:table-cell table:style-name="ce28"/>
          <table:table-cell table:style-name="ce22" table:formula="of:=SUM([.D228:.D249])" office:value-type="float" office:value="26776069" calcext:value-type="float">
            <text:p>26776069</text:p>
          </table:table-cell>
          <table:table-cell table:style-name="ce32" table:formula="of:=[.B250]/([.D250]/985000)/1024" office:value-type="float" office:value="6.06084049897084" calcext:value-type="float">
            <text:p>6,06</text:p>
          </table:table-cell>
          <table:table-cell table:style-name="ce36" table:formula="of:=[.D250]/985000" office:value-type="float" office:value="27.1838263959391" calcext:value-type="float">
            <text:p>27,18</text:p>
          </table:table-cell>
          <table:table-cell table:style-name="ce53" table:formula="of:=([.E250]-[.O21])/[.O21]" office:value-type="percentage" office:value="0.421422125140943" calcext:value-type="percentage">
            <text:p>42,14 %</text:p>
          </table:table-cell>
          <table:table-cell table:style-name="ce108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3" table:formula="of:=([.B67]-[.B250])/[.B67]" office:value-type="percentage" office:value="-0.709002319715556" calcext:value-type="percentage">
            <text:p>-70,90 %</text:p>
          </table:table-cell>
          <table:table-cell table:style-name="ce108" office:value-type="string" calcext:value-type="string">
            <text:p>ratio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12846</text:p>
          </table:table-cell>
          <table:table-cell table:style-name="ce21" table:formula="of:=HEX2DEC([.C255])" office:value-type="float" office:value="1124422" calcext:value-type="float">
            <text:p>1124422</text:p>
          </table:table-cell>
          <table:table-cell table:style-name="ce31" table:formula="of:=[.B255]/([.D255]/985000)/1024" office:value-type="float" office:value="7.33226976143076" calcext:value-type="float">
            <text:p>7,33</text:p>
          </table:table-cell>
          <table:table-cell table:style-name="ce35" table:formula="of:=[.D255]/985000" office:value-type="float" office:value="1.14154517766497" calcext:value-type="float">
            <text:p>1,1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e6541</text:p>
          </table:table-cell>
          <table:table-cell table:style-name="ce21" table:formula="of:=HEX2DEC([.C256])" office:value-type="float" office:value="5137729" calcext:value-type="float">
            <text:p>5137729</text:p>
          </table:table-cell>
          <table:table-cell table:style-name="ce31" table:formula="of:=[.B256]/([.D256]/985000)/1024" office:value-type="float" office:value="7.26172961402304" calcext:value-type="float">
            <text:p>7,26</text:p>
          </table:table-cell>
          <table:table-cell table:style-name="ce35" table:formula="of:=[.D256]/985000" office:value-type="float" office:value="5.21596852791878" calcext:value-type="float">
            <text:p>5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9a52c</text:p>
          </table:table-cell>
          <table:table-cell table:style-name="ce21" table:formula="of:=HEX2DEC([.C257])" office:value-type="float" office:value="1680684" calcext:value-type="float">
            <text:p>1680684</text:p>
          </table:table-cell>
          <table:table-cell table:style-name="ce31" table:formula="of:=[.B257]/([.D257]/985000)/1024" office:value-type="float" office:value="10.6969387631018" calcext:value-type="float">
            <text:p>10,70</text:p>
          </table:table-cell>
          <table:table-cell table:style-name="ce35" table:formula="of:=[.D257]/985000" office:value-type="float" office:value="1.70627817258883" calcext:value-type="float">
            <text:p>1,7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a4bd4</text:p>
          </table:table-cell>
          <table:table-cell table:style-name="ce21" table:formula="of:=HEX2DEC([.C258])" office:value-type="float" office:value="674772" calcext:value-type="float">
            <text:p>674772</text:p>
          </table:table-cell>
          <table:table-cell table:style-name="ce31" table:formula="of:=[.B258]/([.D258]/985000)/1024" office:value-type="float" office:value="9.30877218990266" calcext:value-type="float">
            <text:p>9,31</text:p>
          </table:table-cell>
          <table:table-cell table:style-name="ce35" table:formula="of:=[.D258]/985000" office:value-type="float" office:value="0.685047715736041" calcext:value-type="float">
            <text:p>0,6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3dc1a</text:p>
          </table:table-cell>
          <table:table-cell table:style-name="ce21" table:formula="of:=HEX2DEC([.C259])" office:value-type="float" office:value="2350106" calcext:value-type="float">
            <text:p>2350106</text:p>
          </table:table-cell>
          <table:table-cell table:style-name="ce31" table:formula="of:=[.B259]/([.D259]/985000)/1024" office:value-type="float" office:value="6.49733408966447" calcext:value-type="float">
            <text:p>6,50</text:p>
          </table:table-cell>
          <table:table-cell table:style-name="ce35" table:formula="of:=[.D259]/985000" office:value-type="float" office:value="2.38589441624365" calcext:value-type="float">
            <text:p>2,3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0646c</text:p>
          </table:table-cell>
          <table:table-cell table:style-name="ce21" table:formula="of:=HEX2DEC([.C260])" office:value-type="float" office:value="1074284" calcext:value-type="float">
            <text:p>1074284</text:p>
          </table:table-cell>
          <table:table-cell table:style-name="ce31" table:formula="of:=[.B260]/([.D260]/985000)/1024" office:value-type="float" office:value="6.32510671060911" calcext:value-type="float">
            <text:p>6,33</text:p>
          </table:table-cell>
          <table:table-cell table:style-name="ce35" table:formula="of:=[.D260]/985000" office:value-type="float" office:value="1.09064365482234" calcext:value-type="float">
            <text:p>1,0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b5ae</text:p>
          </table:table-cell>
          <table:table-cell table:style-name="ce21" table:formula="of:=HEX2DEC([.C261])" office:value-type="float" office:value="308654" calcext:value-type="float">
            <text:p>308654</text:p>
          </table:table-cell>
          <table:table-cell table:style-name="ce31" table:formula="of:=[.B261]/([.D261]/985000)/1024" office:value-type="float" office:value="5.45695673290319" calcext:value-type="float">
            <text:p>5,46</text:p>
          </table:table-cell>
          <table:table-cell table:style-name="ce35" table:formula="of:=[.D261]/985000" office:value-type="float" office:value="0.313354314720812" calcext:value-type="float">
            <text:p>0,3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f60</text:p>
          </table:table-cell>
          <table:table-cell table:style-name="ce21" table:formula="of:=HEX2DEC([.C262])" office:value-type="float" office:value="249696" calcext:value-type="float">
            <text:p>249696</text:p>
          </table:table-cell>
          <table:table-cell table:style-name="ce31" table:formula="of:=[.B262]/([.D262]/985000)/1024" office:value-type="float" office:value="4.93870077263953" calcext:value-type="float">
            <text:p>4,94</text:p>
          </table:table-cell>
          <table:table-cell table:style-name="ce35" table:formula="of:=[.D262]/985000" office:value-type="float" office:value="0.25349847715736" calcext:value-type="float">
            <text:p>0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d255a</text:p>
          </table:table-cell>
          <table:table-cell table:style-name="ce21" table:formula="of:=HEX2DEC([.C263])" office:value-type="float" office:value="861530" calcext:value-type="float">
            <text:p>861530</text:p>
          </table:table-cell>
          <table:table-cell table:style-name="ce31" table:formula="of:=[.B263]/([.D263]/985000)/1024" office:value-type="float" office:value="8.00543663961209" calcext:value-type="float">
            <text:p>8,01</text:p>
          </table:table-cell>
          <table:table-cell table:style-name="ce35" table:formula="of:=[.D263]/985000" office:value-type="float" office:value="0.874649746192893" calcext:value-type="float">
            <text:p>0,8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1b526</text:p>
          </table:table-cell>
          <table:table-cell table:style-name="ce21" table:formula="of:=HEX2DEC([.C264])" office:value-type="float" office:value="1160486" calcext:value-type="float">
            <text:p>1160486</text:p>
          </table:table-cell>
          <table:table-cell table:style-name="ce31" table:formula="of:=[.B264]/([.D264]/985000)/1024" office:value-type="float" office:value="5.8038806720848" calcext:value-type="float">
            <text:p>5,80</text:p>
          </table:table-cell>
          <table:table-cell table:style-name="ce35" table:formula="of:=[.D264]/985000" office:value-type="float" office:value="1.17815837563452" calcext:value-type="float">
            <text:p>1,1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23f297</text:p>
          </table:table-cell>
          <table:table-cell table:style-name="ce21" table:formula="of:=HEX2DEC([.C265])" office:value-type="float" office:value="2355863" calcext:value-type="float">
            <text:p>2355863</text:p>
          </table:table-cell>
          <table:table-cell table:style-name="ce31" table:formula="of:=[.B265]/([.D265]/985000)/1024" office:value-type="float" office:value="6.06335080950166" calcext:value-type="float">
            <text:p>6,06</text:p>
          </table:table-cell>
          <table:table-cell table:style-name="ce35" table:formula="of:=[.D265]/985000" office:value-type="float" office:value="2.39173908629442" calcext:value-type="float">
            <text:p>2,3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a0339</text:p>
          </table:table-cell>
          <table:table-cell table:style-name="ce21" table:formula="of:=HEX2DEC([.C266])" office:value-type="float" office:value="656185" calcext:value-type="float">
            <text:p>656185</text:p>
          </table:table-cell>
          <table:table-cell table:style-name="ce31" table:formula="of:=[.B266]/([.D266]/985000)/1024" office:value-type="float" office:value="6.75788661448372" calcext:value-type="float">
            <text:p>6,76</text:p>
          </table:table-cell>
          <table:table-cell table:style-name="ce35" table:formula="of:=[.D266]/985000" office:value-type="float" office:value="0.666177664974619" calcext:value-type="float">
            <text:p>0,6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422f0</text:p>
          </table:table-cell>
          <table:table-cell table:style-name="ce21" table:formula="of:=HEX2DEC([.C267])" office:value-type="float" office:value="1319664" calcext:value-type="float">
            <text:p>1319664</text:p>
          </table:table-cell>
          <table:table-cell table:style-name="ce31" table:formula="of:=[.B267]/([.D267]/985000)/1024" office:value-type="float" office:value="11.8746453583545" calcext:value-type="float">
            <text:p>11,87</text:p>
          </table:table-cell>
          <table:table-cell table:style-name="ce35" table:formula="of:=[.D267]/985000" office:value-type="float" office:value="1.33976040609137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46b0f</text:p>
          </table:table-cell>
          <table:table-cell table:style-name="ce21" table:formula="of:=HEX2DEC([.C268])" office:value-type="float" office:value="289551" calcext:value-type="float">
            <text:p>289551</text:p>
          </table:table-cell>
          <table:table-cell table:style-name="ce31" table:formula="of:=[.B268]/([.D268]/985000)/1024" office:value-type="float" office:value="5.0794733969577" calcext:value-type="float">
            <text:p>5,08</text:p>
          </table:table-cell>
          <table:table-cell table:style-name="ce35" table:formula="of:=[.D268]/985000" office:value-type="float" office:value="0.293960406091371" calcext:value-type="float">
            <text:p>0,2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7dc0d</text:p>
          </table:table-cell>
          <table:table-cell table:style-name="ce21" table:formula="of:=HEX2DEC([.C269])" office:value-type="float" office:value="515085" calcext:value-type="float">
            <text:p>515085</text:p>
          </table:table-cell>
          <table:table-cell table:style-name="ce31" table:formula="of:=[.B269]/([.D269]/985000)/1024" office:value-type="float" office:value="12.4337222557927" calcext:value-type="float">
            <text:p>12,43</text:p>
          </table:table-cell>
          <table:table-cell table:style-name="ce35" table:formula="of:=[.D269]/985000" office:value-type="float" office:value="0.522928934010152" calcext:value-type="float">
            <text:p>0,5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108360</text:p>
          </table:table-cell>
          <table:table-cell table:style-name="ce21" table:formula="of:=HEX2DEC([.C270])" office:value-type="float" office:value="1082208" calcext:value-type="float">
            <text:p>1082208</text:p>
          </table:table-cell>
          <table:table-cell table:style-name="ce31" table:formula="of:=[.B270]/([.D270]/985000)/1024" office:value-type="float" office:value="7.05564348824348" calcext:value-type="float">
            <text:p>7,06</text:p>
          </table:table-cell>
          <table:table-cell table:style-name="ce35" table:formula="of:=[.D270]/985000" office:value-type="float" office:value="1.0986883248731" calcext:value-type="float">
            <text:p>1,1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787a7</text:p>
          </table:table-cell>
          <table:table-cell table:style-name="ce21" table:formula="of:=HEX2DEC([.C271])" office:value-type="float" office:value="2590631" calcext:value-type="float">
            <text:p>2590631</text:p>
          </table:table-cell>
          <table:table-cell table:style-name="ce31" table:formula="of:=[.B271]/([.D271]/985000)/1024" office:value-type="float" office:value="5.9338240887307" calcext:value-type="float">
            <text:p>5,93</text:p>
          </table:table-cell>
          <table:table-cell table:style-name="ce35" table:formula="of:=[.D271]/985000" office:value-type="float" office:value="2.63008223350254" calcext:value-type="float">
            <text:p>2,63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2])" office:value-type="float" office:value="1227045" calcext:value-type="float">
            <text:p>1227045</text:p>
          </table:table-cell>
          <table:table-cell table:style-name="ce31" table:formula="of:=[.B272]/([.D272]/985000)/1024" office:value-type="float" office:value="8.02898331204235" calcext:value-type="float">
            <text:p>8,03</text:p>
          </table:table-cell>
          <table:table-cell table:style-name="ce35" table:formula="of:=[.D272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3])" office:value-type="float" office:value="1227045" calcext:value-type="float">
            <text:p>1227045</text:p>
          </table:table-cell>
          <table:table-cell table:style-name="ce31" table:formula="of:=[.B273]/([.D273]/985000)/1024" office:value-type="float" office:value="30.4054038997144" calcext:value-type="float">
            <text:p>30,41</text:p>
          </table:table-cell>
          <table:table-cell table:style-name="ce35" table:formula="of:=[.D273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4])" office:value-type="float" office:value="1227045" calcext:value-type="float">
            <text:p>1227045</text:p>
          </table:table-cell>
          <table:table-cell table:style-name="ce31" table:formula="of:=[.B274]/([.D274]/985000)/1024" office:value-type="float" office:value="30.4054038997144" calcext:value-type="float">
            <text:p>30,41</text:p>
          </table:table-cell>
          <table:table-cell table:style-name="ce35" table:formula="of:=[.D274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5])" office:value-type="float" office:value="1227045" calcext:value-type="float">
            <text:p>1227045</text:p>
          </table:table-cell>
          <table:table-cell table:style-name="ce31" table:formula="of:=[.B275]/([.D275]/985000)/1024" office:value-type="float" office:value="30.4054038997144" calcext:value-type="float">
            <text:p>30,41</text:p>
          </table:table-cell>
          <table:table-cell table:style-name="ce35" table:formula="of:=[.D275]/985000" office:value-type="float" office:value="1.24573096446701" calcext:value-type="float">
            <text:p>1,25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6])" office:value-type="float" office:value="1227045" calcext:value-type="float">
            <text:p>1227045</text:p>
          </table:table-cell>
          <table:table-cell table:style-name="ce31" table:formula="of:=[.B276]/([.D276]/985000)/1024" office:value-type="float" office:value="12.4440618136458" calcext:value-type="float">
            <text:p>12,44</text:p>
          </table:table-cell>
          <table:table-cell table:style-name="ce35" table:formula="of:=[.D276]/985000" office:value-type="float" office:value="1.24573096446701" calcext:value-type="float">
            <text:p>1,25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55:.B276])" office:value-type="float" office:value="323051" calcext:value-type="float">
            <text:p>323051</text:p>
          </table:table-cell>
          <table:table-cell table:style-name="ce28"/>
          <table:table-cell table:style-name="ce22" table:formula="of:=SUM([.D255:.D276])" office:value-type="float" office:value="29566775" calcext:value-type="float">
            <text:p>29566775</text:p>
          </table:table-cell>
          <table:table-cell table:style-name="ce32" table:formula="of:=[.B277]/([.D277]/985000)/1024" office:value-type="float" office:value="10.5100167267038" calcext:value-type="float">
            <text:p>10,51</text:p>
          </table:table-cell>
          <table:table-cell table:style-name="ce36" table:formula="of:=[.D277]/985000" office:value-type="float" office:value="30.0170304568528" calcext:value-type="float">
            <text:p>30,02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loadertest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1fb7</text:p>
          </table:table-cell>
          <table:table-cell table:style-name="ce21" table:formula="of:=HEX2DEC([.C283])" office:value-type="float" office:value="794551" calcext:value-type="float">
            <text:p>794551</text:p>
          </table:table-cell>
          <table:table-cell table:style-name="ce31" table:formula="of:=[.B283]/([.D283]/985000)/1024" office:value-type="float" office:value="9.68510831903805" calcext:value-type="float">
            <text:p>9,69</text:p>
          </table:table-cell>
          <table:table-cell table:style-name="ce35" table:formula="of:=[.D283]/985000" office:value-type="float" office:value="0.80665076142132" calcext:value-type="float">
            <text:p>0,81</text:p>
          </table:table-cell>
          <table:table-cell office:value-type="float" office:value="4.91" calcext:value-type="float">
            <text:p>4,9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3731</text:p>
          </table:table-cell>
          <table:table-cell table:style-name="ce21" table:formula="of:=HEX2DEC([.C284])" office:value-type="float" office:value="800561" calcext:value-type="float">
            <text:p>800561</text:p>
          </table:table-cell>
          <table:table-cell table:style-name="ce31" table:formula="of:=[.B284]/([.D284]/985000)/1024" office:value-type="float" office:value="9.6123999295494" calcext:value-type="float">
            <text:p>9,61</text:p>
          </table:table-cell>
          <table:table-cell table:style-name="ce35" table:formula="of:=[.D284]/985000" office:value-type="float" office:value="0.812752284263959" calcext:value-type="float">
            <text:p>0,81</text:p>
          </table:table-cell>
          <table:table-cell office:value-type="float" office:value="5.81" calcext:value-type="float">
            <text:p>5,8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29db6</text:p>
          </table:table-cell>
          <table:table-cell table:style-name="ce21" table:formula="of:=HEX2DEC([.C285])" office:value-type="float" office:value="1220022" calcext:value-type="float">
            <text:p>1220022</text:p>
          </table:table-cell>
          <table:table-cell table:style-name="ce31" table:formula="of:=[.B285]/([.D285]/985000)/1024" office:value-type="float" office:value="6.30751945456721" calcext:value-type="float">
            <text:p>6,31</text:p>
          </table:table-cell>
          <table:table-cell table:style-name="ce35" table:formula="of:=[.D285]/985000" office:value-type="float" office:value="1.23860101522843" calcext:value-type="float">
            <text:p>1,24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4312a</text:p>
          </table:table-cell>
          <table:table-cell table:style-name="ce21" table:formula="of:=HEX2DEC([.C286])" office:value-type="float" office:value="1323306" calcext:value-type="float">
            <text:p>1323306</text:p>
          </table:table-cell>
          <table:table-cell table:style-name="ce31" table:formula="of:=[.B286]/([.D286]/985000)/1024" office:value-type="float" office:value="5.81521771986222" calcext:value-type="float">
            <text:p>5,82</text:p>
          </table:table-cell>
          <table:table-cell table:style-name="ce35" table:formula="of:=[.D286]/985000" office:value-type="float" office:value="1.3434578680203" calcext:value-type="float">
            <text:p>1,34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3" table:number-rows-repeated="14">
          <table:table-cell table:style-name="ce2"/>
          <table:table-cell table:style-name="ce80"/>
          <table:table-cell table:style-name="ce30"/>
          <table:table-cell table:style-name="ce21"/>
          <table:table-cell table:style-name="ce31"/>
          <table:table-cell table:style-name="ce35"/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83:.B300])" office:value-type="float" office:value="32000" calcext:value-type="float">
            <text:p>32000</text:p>
          </table:table-cell>
          <table:table-cell table:style-name="ce28"/>
          <table:table-cell table:style-name="ce22" table:formula="of:=SUM([.D283:.D300])" office:value-type="float" office:value="4138440" calcext:value-type="float">
            <text:p>4138440</text:p>
          </table:table-cell>
          <table:table-cell table:style-name="ce32" table:formula="of:=[.B301]/([.D301]/985000)/1024" office:value-type="float" office:value="7.43788722320488" calcext:value-type="float">
            <text:p>7,44</text:p>
          </table:table-cell>
          <table:table-cell table:style-name="ce36" table:formula="of:=[.D301]/985000" office:value-type="float" office:value="4.20146192893401" calcext:value-type="float">
            <text:p>4,2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2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4-03-11T21:58:59.638711643</dc:date>
    <meta:editing-duration>P20DT6H54M3S</meta:editing-duration>
    <meta:editing-cycles>208</meta:editing-cycles>
    <meta:generator>LibreOffice/7.3.7.2$Linux_X86_64 LibreOffice_project/30$Build-2</meta:generator>
    <meta:document-statistic meta:table-count="1" meta:cell-count="2073" meta:object-count="0"/>
  </office:meta>
</office:document-meta>
</file>